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870000004517894C7302F0C369.png" manifest:media-type="image/png"/>
  <manifest:file-entry manifest:full-path="Pictures/10000000000005870000002CC82BDD5F6B7FA4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106cm" fo:margin-left="0cm" table:align="left" fo:background-color="transparent">
        <style:background-image/>
      </style:table-properties>
    </style:style>
    <style:style style:name="Tabla1.A" style:family="table-column">
      <style:table-column-properties style:column-width="5.666cm"/>
    </style:style>
    <style:style style:name="Tabla1.B" style:family="table-column">
      <style:table-column-properties style:column-width="5.667cm"/>
    </style:style>
    <style:style style:name="Tabla1.C" style:family="table-column">
      <style:table-column-properties style:column-width="5.773cm"/>
    </style:style>
    <style:style style:name="Tabla1.1" style:family="table-row">
      <style:table-row-properties fo:background-color="transparent">
        <style:background-image/>
      </style:table-row-properties>
    </style:style>
    <style:style style:name="Tabla1.A1" style:family="table-cell">
      <style:table-cell-properties fo:background-color="#dde8cb" fo:padding="0.097cm" fo:border-left="0.05pt solid #000000" fo:border-right="none" fo:border-top="0.05pt solid #000000" fo:border-bottom="0.05pt solid #000000">
        <style:background-image/>
      </style:table-cell-properties>
    </style:style>
    <style:style style:name="Tabla1.C1" style:family="table-cell">
      <style:table-cell-properties fo:background-color="#dde8cb"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c59d" officeooo:paragraph-rsid="001fc59d"/>
    </style:style>
    <style:style style:name="P2" style:family="paragraph" style:parent-style-name="Standard">
      <style:text-properties officeooo:paragraph-rsid="001fc59d"/>
    </style:style>
    <style:style style:name="P3" style:family="paragraph" style:parent-style-name="Standard">
      <style:text-properties officeooo:rsid="00211352" officeooo:paragraph-rsid="00211352"/>
    </style:style>
    <style:style style:name="P4" style:family="paragraph" style:parent-style-name="Standard">
      <style:text-properties officeooo:paragraph-rsid="00226f17"/>
    </style:style>
    <style:style style:name="P5" style:family="paragraph" style:parent-style-name="Standard">
      <style:text-properties officeooo:rsid="0022c9ba" officeooo:paragraph-rsid="0022c9ba"/>
    </style:style>
    <style:style style:name="P6" style:family="paragraph" style:parent-style-name="Standard">
      <style:text-properties officeooo:rsid="00268eff" officeooo:paragraph-rsid="00268eff"/>
    </style:style>
    <style:style style:name="P7" style:family="paragraph" style:parent-style-name="Standard">
      <style:text-properties officeooo:rsid="002855c3" officeooo:paragraph-rsid="002855c3"/>
    </style:style>
    <style:style style:name="P8" style:family="paragraph" style:parent-style-name="Standard">
      <style:text-properties officeooo:paragraph-rsid="002855c3"/>
    </style:style>
    <style:style style:name="P9" style:family="paragraph" style:parent-style-name="Standard">
      <style:text-properties officeooo:rsid="002943b0" officeooo:paragraph-rsid="002943b0"/>
    </style:style>
    <style:style style:name="P10" style:family="paragraph" style:parent-style-name="Standard">
      <style:text-properties officeooo:rsid="002ad6fa" officeooo:paragraph-rsid="002ad6fa"/>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Table_20_Contents">
      <style:paragraph-properties fo:text-align="center" style:justify-single-word="false"/>
      <style:text-properties officeooo:rsid="0020593f" officeooo:paragraph-rsid="0020593f"/>
    </style:style>
    <style:style style:name="P13" style:family="paragraph" style:parent-style-name="Table_20_Contents">
      <style:paragraph-properties fo:text-align="center" style:justify-single-word="false"/>
      <style:text-properties officeooo:rsid="00211352" officeooo:paragraph-rsid="00211352"/>
    </style:style>
    <style:style style:name="T1" style:family="text">
      <style:text-properties officeooo:rsid="001fc59d"/>
    </style:style>
    <style:style style:name="T2" style:family="text">
      <style:text-properties officeooo:rsid="00226f17"/>
    </style:style>
    <style:style style:name="T3" style:family="text">
      <style:text-properties officeooo:rsid="0022e078"/>
    </style:style>
    <style:style style:name="T4" style:family="text">
      <style:text-properties officeooo:rsid="0024f476"/>
    </style:style>
    <style:style style:name="T5" style:family="text">
      <style:text-properties officeooo:rsid="002943b0"/>
    </style:style>
    <style:style style:name="T6" style:family="text">
      <style:text-properties officeooo:rsid="002ad6fa"/>
    </style:style>
    <style:style style:name="T7" style:family="text">
      <style:text-properties officeooo:rsid="002ad85d"/>
    </style:style>
    <style:style style:name="T8" style:family="text">
      <style:text-properties officeooo:rsid="002c9c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area 2. Busqueda de información sobre distribuciones.</text:p>
      <text:p text:style-name="Standard"/>
      <text:p text:style-name="Standard">1. Busca información y enumera sobre las distribuciones GNU/Linux del estado español.</text:p>
      <text:p text:style-name="Standard"/>
      <text:p text:style-name="Standard">La mayoría de las distribuciones regionales fueron desarrolladas con propósitos específicos, en su mayoría educacionales, o para su uso en organizaciones públicas.</text:p>
      <text:p text:style-name="Standard"/>
      <text:p text:style-name="P2"><text:span text:style-name="T1">Linux se publicó por primera vez en el año 1991 y, poco después, en el </text:span><text:span text:style-name="T7">año </text:span><text:span text:style-name="T1">1997, se creó la distribución Hispalinux, la primera distribución española, cuyos fines </text:span><text:span text:style-name="T7">principales</text:span><text:span text:style-name="T1"> eran divulga</text:span><text:span text:style-name="T7">r</text:span><text:span text:style-name="T1">, promocionar el sistema operativo </text:span><text:span text:style-name="T7">Linux</text:span><text:span text:style-name="T1"> y el software libre en España.</text:span></text:p>
      <text:p text:style-name="P1"/>
      <text:p text:style-name="P1">Las distintas distribuciones españolas son las siguientes:</text:p>
      <text:p text:style-name="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Distribución</text:p>
          </table:table-cell>
          <table:table-cell table:style-name="Tabla1.A1" office:value-type="string">
            <text:p text:style-name="P12">Basado en</text:p>
          </table:table-cell>
          <table:table-cell table:style-name="Tabla1.C1" office:value-type="string">
            <text:p text:style-name="P12">Comunidad Autónoma</text:p>
          </table:table-cell>
        </table:table-row>
        <table:table-row>
          <table:table-cell table:style-name="Tabla1.A14" office:value-type="string">
            <text:p text:style-name="P12">Labralinux</text:p>
          </table:table-cell>
          <table:table-cell table:style-name="Tabla1.B2" office:value-type="string">
            <text:p text:style-name="P12">Linux Mint</text:p>
          </table:table-cell>
          <table:table-cell table:style-name="Tabla1.C2" office:value-type="string">
            <text:p text:style-name="P12">Cantabria</text:p>
          </table:table-cell>
        </table:table-row>
        <table:table-row>
          <table:table-cell table:style-name="Tabla1.A14" office:value-type="string">
            <text:p text:style-name="P12">ICABIAN</text:p>
          </table:table-cell>
          <table:table-cell table:style-name="Tabla1.B3" office:value-type="string">
            <text:p text:style-name="P12">Debian</text:p>
          </table:table-cell>
          <table:table-cell table:style-name="Tabla1.C3" office:value-type="string">
            <text:p text:style-name="P12">Comunidad de Madrid</text:p>
          </table:table-cell>
        </table:table-row>
        <table:table-row>
          <table:table-cell table:style-name="Tabla1.A14" office:value-type="string">
            <text:p text:style-name="P12">Asturix</text:p>
          </table:table-cell>
          <table:table-cell table:style-name="Tabla1.B4" office:value-type="string">
            <text:p text:style-name="P12">Ubuntu</text:p>
          </table:table-cell>
          <table:table-cell table:style-name="Tabla1.C4" office:value-type="string">
            <text:p text:style-name="P12">Asturias</text:p>
          </table:table-cell>
        </table:table-row>
        <table:table-row>
          <table:table-cell table:style-name="Tabla1.A14" office:value-type="string">
            <text:p text:style-name="P12">DaxOS</text:p>
          </table:table-cell>
          <table:table-cell table:style-name="Tabla1.B5" office:value-type="string">
            <text:p text:style-name="P12">Ubuntu</text:p>
          </table:table-cell>
          <table:table-cell table:style-name="Tabla1.C5" office:value-type="string">
            <text:p text:style-name="P12">Ceuta</text:p>
          </table:table-cell>
        </table:table-row>
        <table:table-row>
          <table:table-cell table:style-name="Tabla1.A14" office:value-type="string">
            <text:p text:style-name="P12">GNUlinex</text:p>
          </table:table-cell>
          <table:table-cell table:style-name="Tabla1.B6" office:value-type="string">
            <text:p text:style-name="P12">Debian</text:p>
          </table:table-cell>
          <table:table-cell table:style-name="Tabla1.C6" office:value-type="string">
            <text:p text:style-name="P12">Extremadura</text:p>
          </table:table-cell>
        </table:table-row>
        <table:table-row>
          <table:table-cell table:style-name="Tabla1.A14" office:value-type="string">
            <text:p text:style-name="P12">Guadalinex</text:p>
          </table:table-cell>
          <table:table-cell table:style-name="Tabla1.B7" office:value-type="string">
            <text:p text:style-name="P12">Ubuntu</text:p>
          </table:table-cell>
          <table:table-cell table:style-name="Tabla1.C7" office:value-type="string">
            <text:p text:style-name="P12">Andalucía</text:p>
          </table:table-cell>
        </table:table-row>
        <table:table-row>
          <table:table-cell table:style-name="Tabla1.A14" office:value-type="string">
            <text:p text:style-name="P12">Galpon Minino</text:p>
          </table:table-cell>
          <table:table-cell table:style-name="Tabla1.B8" office:value-type="string">
            <text:p text:style-name="P12">Debian</text:p>
          </table:table-cell>
          <table:table-cell table:style-name="Tabla1.C8" office:value-type="string">
            <text:p text:style-name="P12">Galicia</text:p>
          </table:table-cell>
        </table:table-row>
        <table:table-row>
          <table:table-cell table:style-name="Tabla1.A14" office:value-type="string">
            <text:p text:style-name="P12">Molinux</text:p>
          </table:table-cell>
          <table:table-cell table:style-name="Tabla1.B9" office:value-type="string">
            <text:p text:style-name="P12">Ubuntu</text:p>
          </table:table-cell>
          <table:table-cell table:style-name="Tabla1.C9" office:value-type="string">
            <text:p text:style-name="P13">Catilla la Mancha</text:p>
          </table:table-cell>
        </table:table-row>
        <table:table-row>
          <table:table-cell table:style-name="Tabla1.A14" office:value-type="string">
            <text:p text:style-name="P13">Lliruex</text:p>
          </table:table-cell>
          <table:table-cell table:style-name="Tabla1.B10" office:value-type="string">
            <text:p text:style-name="P13">Ubuntu</text:p>
          </table:table-cell>
          <table:table-cell table:style-name="Tabla1.C10" office:value-type="string">
            <text:p text:style-name="P13">Comunidad Valenciana</text:p>
          </table:table-cell>
        </table:table-row>
        <table:table-row>
          <table:table-cell table:style-name="Tabla1.A14" office:value-type="string">
            <text:p text:style-name="P13">AugustuX</text:p>
          </table:table-cell>
          <table:table-cell table:style-name="Tabla1.B11" office:value-type="string">
            <text:p text:style-name="P13">Debian</text:p>
          </table:table-cell>
          <table:table-cell table:style-name="Tabla1.C11" office:value-type="string">
            <text:p text:style-name="P13">Aragón</text:p>
          </table:table-cell>
        </table:table-row>
        <table:table-row>
          <table:table-cell table:style-name="Tabla1.A14" office:value-type="string">
            <text:p text:style-name="P13">EHUX</text:p>
          </table:table-cell>
          <table:table-cell table:style-name="Tabla1.B12" office:value-type="string">
            <text:p text:style-name="P13">kubuntu</text:p>
          </table:table-cell>
          <table:table-cell table:style-name="Tabla1.C12" office:value-type="string">
            <text:p text:style-name="P13">Euskadi</text:p>
          </table:table-cell>
        </table:table-row>
        <table:table-row>
          <table:table-cell table:style-name="Tabla1.A14" office:value-type="string">
            <text:p text:style-name="P13">Linkat</text:p>
          </table:table-cell>
          <table:table-cell table:style-name="Tabla1.B13" office:value-type="string">
            <text:p text:style-name="P13">Ubuntu</text:p>
          </table:table-cell>
          <table:table-cell table:style-name="Tabla1.C13" office:value-type="string">
            <text:p text:style-name="P13">Cataluña</text:p>
          </table:table-cell>
        </table:table-row>
        <table:table-row>
          <table:table-cell table:style-name="Tabla1.A14" office:value-type="string">
            <text:p text:style-name="P13">Meduxa</text:p>
          </table:table-cell>
          <table:table-cell table:style-name="Tabla1.B14" office:value-type="string">
            <text:p text:style-name="P13">Ubuntu</text:p>
          </table:table-cell>
          <table:table-cell table:style-name="Tabla1.C14" office:value-type="string">
            <text:p text:style-name="P13">Canarias</text:p>
          </table:table-cell>
        </table:table-row>
        <table:table-row>
          <table:table-cell table:style-name="Tabla1.A15" office:value-type="string">
            <text:p text:style-name="P13">Melinux</text:p>
          </table:table-cell>
          <table:table-cell table:style-name="Tabla1.B15" office:value-type="string">
            <text:p text:style-name="P13">Xubuntu</text:p>
          </table:table-cell>
          <table:table-cell table:style-name="Tabla1.C15" office:value-type="string">
            <text:p text:style-name="P13">Melilla</text:p>
          </table:table-cell>
        </table:table-row>
      </table:table>
      <text:p text:style-name="Standard"/>
      <text:p text:style-name="P3">Hay más pero de las mismas comunidades autónomas.</text:p>
      <text:p text:style-name="P3">Una observación que hago es que la mayoría están basadas en Ubuntu (que suele ser de las distribuciones <text:span text:style-name="T6">más atractivas para el público genérico</text:span>) y Debian.</text:p>
      <text:p text:style-name="P4"><text:span text:style-name="T2">Fuente:</text:span><text:a xlink:type="simple" xlink:href="https://es.wikipedia.org/wiki/Anexo:Distribuciones_GNU/Linux_de_España" text:style-name="Internet_20_link" text:visited-style-name="Visited_20_Internet_20_Link"><text:span text:style-name="T2">https://es.wikipedia.org/wiki/Anexo:Distribuciones_GNU/Linux_de_España</text:span></text:a></text:p>
      <text:p text:style-name="P4"/>
      <text:p text:style-name="P4">2. Tomando como referencia el siguiente enlace: https://distrowatch.com/. Saca la siguiente información sobre la distribución que utilizaremos en clase: debian.</text:p>
      <text:p text:style-name="P4"/>
      <text:p text:style-name="P4">-Indica la página web de referencia de la distribución.</text:p>
      <text:p text:style-name="P4"><text:a xlink:type="simple" xlink:href="https://www.debian.org/index.es.html" text:style-name="Internet_20_link" text:visited-style-name="Visited_20_Internet_20_Link"><text:span text:style-name="T2">https://www.debian.org/index.es.html</text:span></text:a></text:p>
      <text:p text:style-name="P4"/>
      <text:p text:style-name="P4"/>
      <text:p text:style-name="P4"/>
      <text:p text:style-name="P4"/>
      <text:p text:style-name="P4"/>
      <text:p text:style-name="P4"/>
      <text:p text:style-name="P4"><text:soft-page-break/>-Indica las fechas de lanzamiento de las diferentes versiones de debian, desde la versión 10 hasta la versión 1.1.</text:p>
      <text:p text:style-name="P5">Según la página distrowatch, estas son las diversas fechas de lanzamiento:</text:p>
      <text:p text:style-name="P4"><draw:frame draw:style-name="fr2" draw:name="Imagen1" text:anchor-type="char" svg:width="17cm" svg:height="0.827cm" draw:z-index="1"><draw:image xlink:href="Pictures/10000000000005870000004517894C7302F0C369.png" xlink:type="simple" xlink:show="embed" xlink:actuate="onLoad" draw:mime-type="image/png"/></draw:frame></text:p>
      <text:p text:style-name="P5">-¿Qué arquitecturas son las que soporta?</text:p>
      <text:p text:style-name="P5">A día de hoy, debian soporta las siguientes arquitecturas: amd64, aarch64, armel, armhf, i386, mips, mipsel, mips64el, ppc64el, s390x. Siendo la más usada amd64.</text:p>
      <text:p text:style-name="P5"/>
      <text:p text:style-name="P5">-¿Qué tipos de escritorio soportan? ¿Qué escritorio es el que usa por defecto?.</text:p>
      <text:p text:style-name="P5">El escritorio por defecto de Debian es GNOME<text:span text:style-name="T3">(visualmente de los más atractivos)</text:span>, pero también soporta KDE(de los más completos pero en general es poco intuitiva la interfaz), <text:span text:style-name="T3">Xfce(alternativa a GNOME, pero mucho más liviano </text:span><text:span text:style-name="T4">y simple</text:span><text:span text:style-name="T3">) y LXDE (</text:span><text:span text:style-name="T4">para equipos con pocos recursos).</text:span></text:p>
      <text:p text:style-name="P5"/>
      <text:p text:style-name="P5">-¿Qué modelo de gestión de paquetes utiliza?.</text:p>
      <text:p text:style-name="P6">Utiliza el modelo APT (Advanced Packaging Tool), desarrollado y mantenido por debian</text:p>
      <text:p text:style-name="P6"/>
      <text:p text:style-name="P6">-¿Qu<text:span text:style-name="T6">é</text:span> nombres tiene cada una de las versiones?. Los desarrolladores de debian, ¿en que personajes se inspiraron?.</text:p>
      <text:p text:style-name="P7">Los nombres de cada versión son los siguientes:</text:p>
      <text:p text:style-name="P7"><draw:frame draw:style-name="fr1" draw:name="Imagen2" text:anchor-type="char" svg:x="-0.093cm" svg:y="0.034cm" svg:width="17cm" svg:height="0.527cm" draw:z-index="0"><draw:image xlink:href="Pictures/10000000000005870000002CC82BDD5F6B7FA418.png" xlink:type="simple" xlink:show="embed" xlink:actuate="onLoad" draw:mime-type="image/png"/></draw:frame></text:p>
      <text:p text:style-name="P7">Es obvio que los nombres están inspirados en las películas de Pixar Toy Story.</text:p>
      <text:p text:style-name="P7">El nombre de buzz de la versión 1.1 se lo apodó Bruce Perens, el cual estaba trabajando en Pixar, aparte de que había tomado la dirección del proyecto de Debian allá en el año 1996.</text:p>
      <text:p text:style-name="P7"/>
      <text:p text:style-name="P7">3. Busca un gráfico de los timeline de GNU/Linux lo más actualizado posible. Esta gráfica te dará idea de todo lo que hay detrás de las distribuciones GNU/Linux. Indica cuales son las distribuciones principales. Adjunta la dirección del gráfico.</text:p>
      <text:p text:style-name="P7"/>
      <text:p text:style-name="P9">El timeline más actualizado y completo que he visto de Linux está en Wikipedia:</text:p>
      <text:p text:style-name="P8"><text:a xlink:type="simple" xlink:href="https://upload.wikimedia.org/wikipedia/commons/1/1b/Linux_Distribution_Timeline.svg" text:style-name="Internet_20_link" text:visited-style-name="Visited_20_Internet_20_Link"><text:span text:style-name="T5">https://upload.wikimedia.org/wikipedia/commons/1/1b/Linux_Distribution_Timeline.svg</text:span></text:a></text:p>
      <text:p text:style-name="P8"/>
      <text:p text:style-name="P9">Las principales distribuciones son:</text:p>
      <text:p text:style-name="P9">-Debian:Destaca por ser de las más estables y robustas y es madre de la mayoría de las distribuciones Linux</text:p>
      <text:p text:style-name="P9">-Ubuntu:Destaca por ser de las más usadas y nació para acercar al público general a Linux con el objetivo de brindar la mejor experiencia de usuario posible, está basada en Debian</text:p>
      <text:p text:style-name="P9">-Linux Mint:<text:span text:style-name="T6">Tiene un propósito muy parecido a Ubuntu, experiencia de usuario y facilidad de uso, pero ofreciendo una experiencia de usuario diferenciada. Está basada en LTS Ubuntu</text:span></text:p>
      <text:p text:style-name="P9">-<text:span text:style-name="T6">OpenSuse:Una distribución estable y robusta, pero no recomendada para usuarios principiantes</text:span></text:p>
      <text:p text:style-name="P9">-<text:span text:style-name="T6">Fedora:Tiene propósitos generales y destaca por ser de las más punteras, de las primeras en adoptar las últimas novedades</text:span></text:p>
      <text:p text:style-name="P10">-CentOs:Proviene de la familia Red Hat y es muy utilizada en servidores y entornos críticos, pero no es muy recomendada para usuarios de escritorio</text:p>
      <text:p text:style-name="P10">-Arch:Destaca por ser un sistema enormemente flexible y personalizable por sus usuario<text:span text:style-name="T8">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9T10:02:45.950000000</meta:creation-date>
    <dc:date>2020-10-12T18:36:05.380000000</dc:date>
    <meta:editing-duration>PT56M26S</meta:editing-duration>
    <meta:editing-cycles>10</meta:editing-cycles>
    <meta:generator>LibreOffice/7.0.1.2$Windows_X86_64 LibreOffice_project/7cbcfc562f6eb6708b5ff7d7397325de9e764452</meta:generator>
    <meta:document-statistic meta:table-count="1" meta:image-count="2" meta:object-count="0" meta:page-count="2" meta:paragraph-count="79" meta:word-count="619" meta:character-count="4173" meta:non-whitespace-character-count="3633"/>
  </office:meta>
</office:document-meta>
</file>